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paragraph-rsid="000ffe96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officeooo:rsid="000ffe96" officeooo:paragraph-rsid="000ffe96" style:font-weight-asian="bold" style:font-weight-complex="bold"/>
    </style:style>
    <style:style style:name="P3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fo:font-weight="bold" officeooo:rsid="000ffe96" officeooo:paragraph-rsid="000ffe96" style:font-weight-asian="bold" style:font-weight-complex="bold"/>
    </style:style>
    <style:style style:name="P4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5" style:family="paragraph" style:parent-style-name="Standard">
      <style:text-properties fo:color="#d4d4d4" loext:opacity="100%" style:font-name="Consolas" fo:font-size="8.39999961853027pt" style:text-underline-style="solid" style:text-underline-width="auto" style:text-underline-color="font-color" fo:font-weight="normal" officeooo:rsid="000ffe96" officeooo:paragraph-rsid="000ffe96" fo:background-color="#1e1e1e" style:font-weight-asian="bold" style:font-weight-complex="bold"/>
    </style:style>
    <style:style style:name="P6" style:family="paragraph" style:parent-style-name="Standard">
      <style:paragraph-properties style:line-height-at-least="0.402cm"/>
      <style:text-properties fo:color="#d4d4d4" loext:opacity="100%" fo:background-color="#1e1e1e"/>
    </style:style>
    <style:style style:name="P7" style:family="paragraph" style:parent-style-name="Standard">
      <style:paragraph-properties style:line-height-at-least="0.402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style:font-weight-asian="normal" style:font-weight-complex="normal"/>
    </style:style>
    <style:style style:name="T5" style:family="text">
      <style:text-properties style:text-underline-style="none" officeooo:rsid="000ffe96" style:font-weight-asian="normal" style:font-weight-complex="normal"/>
    </style:style>
    <style:style style:name="T6" style:family="text">
      <style:text-properties style:text-underline-style="none" officeooo:rsid="000ffe96" style:font-weight-asian="bold" style:font-weight-complex="bold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text-underline-style="none" style:font-weight-asian="normal" style:font-weight-complex="normal"/>
    </style:style>
    <style:style style:name="T9" style:family="text">
      <style:text-properties fo:color="#569cd6" loext:opacity="100%" style:font-name="Consolas" fo:font-size="8.39999961853027pt" style:text-underline-style="none" fo:background-color="#1e1e1e" loext:char-shading-value="0"/>
    </style:style>
    <style:style style:name="T10" style:family="text">
      <style:text-properties fo:color="#569cd6" loext:opacity="100%" style:font-name="Consolas" fo:font-size="8.39999961853027pt" style:text-underline-style="none" fo:font-weight="normal" officeooo:rsid="000ffe96" fo:background-color="#1e1e1e" loext:char-shading-value="0" style:font-weight-asian="bold" style:font-weight-complex="bold"/>
    </style:style>
    <style:style style:name="T11" style:family="text">
      <style:text-properties fo:color="#569cd6" loext:opacity="100%" style:font-name="Consolas" fo:font-size="8.39999961853027pt" fo:font-weight="normal"/>
    </style:style>
    <style:style style:name="T12" style:family="text">
      <style:text-properties fo:color="#d4d4d4" loext:opacity="100%" style:font-name="Consolas" fo:font-size="8.39999961853027pt" style:text-underline-style="none" fo:background-color="#1e1e1e" loext:char-shading-value="0"/>
    </style:style>
    <style:style style:name="T13" style:family="text">
      <style:text-properties fo:color="#d4d4d4" loext:opacity="100%" style:font-name="Consolas" fo:font-size="8.39999961853027pt" style:text-underline-style="none" fo:font-weight="normal" officeooo:rsid="000ffe96" fo:background-color="#1e1e1e" loext:char-shading-value="0" style:font-weight-asian="bold" style:font-weight-complex="bold"/>
    </style:style>
    <style:style style:name="T14" style:family="text">
      <style:text-properties fo:color="#4ec9b0" loext:opacity="100%"/>
    </style:style>
    <style:style style:name="T15" style:family="text">
      <style:text-properties fo:color="#4ec9b0" loext:opacity="100%" style:text-underline-style="none" style:font-weight-asian="normal" style:font-weight-complex="normal"/>
    </style:style>
    <style:style style:name="T16" style:family="text">
      <style:text-properties fo:color="#4ec9b0" loext:opacity="100%" style:font-name="Consolas" fo:font-size="8.39999961853027pt" style:text-underline-style="none" fo:background-color="#1e1e1e" loext:char-shading-value="0"/>
    </style:style>
    <style:style style:name="T17" style:family="text">
      <style:text-properties fo:color="#4ec9b0" loext:opacity="100%" style:font-name="Consolas" fo:font-size="8.39999961853027pt" style:text-underline-style="none" fo:font-weight="normal" officeooo:rsid="000ffe96" fo:background-color="#1e1e1e" loext:char-shading-value="0" style:font-weight-asian="bold" style:font-weight-complex="bold"/>
    </style:style>
    <style:style style:name="T18" style:family="text">
      <style:text-properties fo:color="#4ec9b0" loext:opacity="100%" style:font-name="Consolas" fo:font-size="8.39999961853027pt" fo:font-weight="normal"/>
    </style:style>
    <style:style style:name="T19" style:family="text">
      <style:text-properties style:font-name="Consolas" fo:font-size="8.39999961853027pt" fo:font-weight="normal"/>
    </style:style>
    <style:style style:name="T20" style:family="text">
      <style:text-properties fo:color="#dcdcaa" loext:opacity="100%" style:font-name="Consolas" fo:font-size="8.39999961853027pt" fo:font-weight="normal"/>
    </style:style>
    <style:style style:name="T21" style:family="text">
      <style:text-properties fo:color="#9cdcfe" loext:opacity="100%" style:font-name="Consolas" fo:font-size="8.39999961853027pt" fo:font-weight="normal"/>
    </style:style>
    <style:style style:name="T22" style:family="text">
      <style:text-properties fo:color="#6a9955" loext:opacity="100%" style:font-name="Consolas" fo:font-size="8.39999961853027pt" fo:font-weight="normal"/>
    </style:style>
    <style:style style:name="T23" style:family="text">
      <style:text-properties fo:color="#b5cea8" loext:opacity="100%" style:font-name="Consolas" fo:font-size="8.39999961853027pt" fo:font-weight="normal"/>
    </style:style>
    <style:style style:name="T24" style:family="text">
      <style:text-properties fo:color="#c586c0" loext:opacity="100%" style:font-name="Consolas" fo:font-size="8.39999961853027pt" fo:font-weight="normal"/>
    </style:style>
    <style:style style:name="T25" style:family="text">
      <style:text-properties fo:color="#4fc1ff" loext:opacity="100%" style:font-name="Consolas" fo:font-size="8.39999961853027pt" fo:font-weight="normal"/>
    </style:style>
    <style:style style:name="T26" style:family="text">
      <style:text-properties fo:color="#ce9178" loext:opacity="100%" style:font-name="Consolas" fo:font-size="8.39999961853027pt" fo:font-weight="normal"/>
    </style:style>
    <style:style style:name="T27" style:family="text">
      <style:text-properties fo:color="#d7ba7d" loext:opacity="100%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ódigos Exámen Recuperación UD2.</text:p>
      <text:p text:style-name="P2"><text:span text:style-name="T3"/></text:p>
      <text:p text:style-name="P1"><text:span text:style-name="T6">Ejercicio 1.</text:span></text:p>
      <text:p text:style-name="P1"><text:span text:style-name="T10">package</text:span><text:span text:style-name="T13"> </text:span><text:span text:style-name="T17">UD2</text:span><text:span text:style-name="T13">;</text:span></text:p>
      <text:p text:style-name="P7"/>
      <text:p text:style-name="P4"><text:span text:style-name="T7">public</text:span> <text:span text:style-name="T7">class</text:span> <text:span text:style-name="T14">Ejercicio_1</text:span> {</text:p>
      <text:p text:style-name="P6">    <text:span text:style-name="T11">public</text:span><text:span text:style-name="T19"> </text:span><text:span text:style-name="T11">static</text:span><text:span text:style-name="T19"> </text:span><text:span text:style-name="T18">void</text:span><text:span text:style-name="T19"> </text:span><text:span text:style-name="T20">main</text:span><text:span text:style-name="T19">(</text:span><text:span text:style-name="T18">String</text:span><text:span text:style-name="T19">[] </text:span><text:span text:style-name="T21">args</text:span><text:span text:style-name="T19">) {</text:span></text:p>
      <text:p text:style-name="P6">        <text:span text:style-name="T22">// Declaramos nuestras variables para tener un valor de los números que queremos comparar para saber</text:span></text:p>
      <text:p text:style-name="P6">        <text:span text:style-name="T22">// cuál es el mayor.</text:span></text:p>
      <text:p text:style-name="P6">        <text:span text:style-name="T18">int</text:span><text:span text:style-name="T19"> </text:span><text:span text:style-name="T21">a</text:span><text:span text:style-name="T19"> = </text:span><text:span text:style-name="T23">2</text:span><text:span text:style-name="T19">;</text:span></text:p>
      <text:p text:style-name="P6">        <text:span text:style-name="T18">int</text:span><text:span text:style-name="T19"> </text:span><text:span text:style-name="T21">b</text:span><text:span text:style-name="T19"> = </text:span><text:span text:style-name="T23">18</text:span><text:span text:style-name="T19">;</text:span></text:p>
      <text:p text:style-name="P6">        <text:span text:style-name="T18">int</text:span><text:span text:style-name="T19"> </text:span><text:span text:style-name="T21">c</text:span><text:span text:style-name="T19"> =</text:span><text:span text:style-name="T23">29</text:span><text:span text:style-name="T19">;</text:span></text:p>
      <text:p text:style-name="P6">        <text:span text:style-name="T22">// Abrimos un if para ver si a &gt; b, si es así, entramos en otro if para comparar si también a &gt; c, si se cumple</text:span></text:p>
      <text:p text:style-name="P6">        <text:span text:style-name="T22">// obtenemos por consola el valor de a, ya que es el mayor.</text:span></text:p>
      <text:p text:style-name="P6">        <text:span text:style-name="T22">// Si no se cumple el if, pasamos al else que nos muestra directamente que c es el mayor ya que c &gt; a &amp; b.</text:span></text:p>
      <text:p text:style-name="P6">        <text:span text:style-name="T24">if</text:span><text:span text:style-name="T19"> (</text:span><text:span text:style-name="T21">a</text:span><text:span text:style-name="T19"> &gt; </text:span><text:span text:style-name="T21">b</text:span><text:span text:style-name="T19">) {</text:span></text:p>
      <text:p text:style-name="P6">            <text:span text:style-name="T24">if</text:span><text:span text:style-name="T19"> (</text:span><text:span text:style-name="T21">a</text:span><text:span text:style-name="T19"> &gt; </text:span><text:span text:style-name="T21">c</text:span><text:span text:style-name="T19">) {</text:span></text:p>
      <text:p text:style-name="P6">                <text:span text:style-name="T18">System</text:span><text:span text:style-name="T19">.</text:span><text:span text:style-name="T25">out</text:span><text:span text:style-name="T19">.</text:span><text:span text:style-name="T20">println</text:span><text:span text:style-name="T19">(</text:span><text:span text:style-name="T26">"El número mayor es: "</text:span><text:span text:style-name="T19"> + </text:span><text:span text:style-name="T21">a</text:span><text:span text:style-name="T19">);                                             </text:span></text:p>
      <text:p text:style-name="P6">            <text:span text:style-name="T19">} </text:span></text:p>
      <text:p text:style-name="P6">            <text:span text:style-name="T24">else</text:span><text:span text:style-name="T19"> {</text:span></text:p>
      <text:p text:style-name="P6">                <text:span text:style-name="T18">System</text:span><text:span text:style-name="T19">.</text:span><text:span text:style-name="T25">out</text:span><text:span text:style-name="T19">.</text:span><text:span text:style-name="T20">println</text:span><text:span text:style-name="T19">(</text:span><text:span text:style-name="T26">"El número mayor es: "</text:span><text:span text:style-name="T19"> + </text:span><text:span text:style-name="T21">c</text:span><text:span text:style-name="T19">);     </text:span></text:p>
      <text:p text:style-name="P6">            <text:span text:style-name="T19">}</text:span></text:p>
      <text:p text:style-name="P6">        <text:span text:style-name="T19">} </text:span></text:p>
      <text:p text:style-name="P6">        <text:span text:style-name="T22">// Creamos un else if para comparar b con c, pero sólo en el caso de que el primer if no se pueda cumplir y saltemos</text:span></text:p>
      <text:p text:style-name="P6">        <text:span text:style-name="T22">// a ésta parte del código, en la cuál se inicia comparando que b &gt; c, cómo a esta parte del código sólo podemos llegar </text:span></text:p>
      <text:p text:style-name="P6">        <text:span text:style-name="T22">// en el caso de que a sea menor que b, descartamos directamente el número a, por ello comparamos b &gt; c para obtener si</text:span></text:p>
      <text:p text:style-name="P6">        <text:span text:style-name="T22">// b es el número mayor.</text:span></text:p>
      <text:p text:style-name="P6">        <text:span text:style-name="T24">else</text:span><text:span text:style-name="T19"> </text:span><text:span text:style-name="T24">if</text:span><text:span text:style-name="T19"> (</text:span><text:span text:style-name="T21">b</text:span><text:span text:style-name="T19"> &gt; </text:span><text:span text:style-name="T21">c</text:span><text:span text:style-name="T19">) {</text:span></text:p>
      <text:p text:style-name="P6">            <text:span text:style-name="T18">System</text:span><text:span text:style-name="T19">.</text:span><text:span text:style-name="T25">out</text:span><text:span text:style-name="T19">.</text:span><text:span text:style-name="T20">println</text:span><text:span text:style-name="T19">(</text:span><text:span text:style-name="T26">"El número mayor es: "</text:span><text:span text:style-name="T19"> + </text:span><text:span text:style-name="T21">b</text:span><text:span text:style-name="T19">);</text:span></text:p>
      <text:p text:style-name="P6">        <text:span text:style-name="T19">} </text:span></text:p>
      <text:p text:style-name="P6">        <text:span text:style-name="T22">// En el caso de que b no sea mayor que c, como tenemos que b &lt; c &amp; a &lt; b, mostramos por consola que c es el número mayor.</text:span></text:p>
      <text:p text:style-name="P6">        <text:span text:style-name="T24">else</text:span><text:span text:style-name="T19"> {</text:span></text:p>
      <text:p text:style-name="P6">            <text:span text:style-name="T18">System</text:span><text:span text:style-name="T19">.</text:span><text:span text:style-name="T25">out</text:span><text:span text:style-name="T19">.</text:span><text:span text:style-name="T20">println</text:span><text:span text:style-name="T19">(</text:span><text:span text:style-name="T26">"El número mayor es: "</text:span><text:span text:style-name="T19"> + </text:span><text:span text:style-name="T21">c</text:span><text:span text:style-name="T19">);</text:span></text:p>
      <text:p text:style-name="P6">        <text:span text:style-name="T19">}</text:span></text:p>
      <text:p text:style-name="P6">    <text:span text:style-name="T19">}</text:span></text:p>
      <text:p text:style-name="P4">}</text:p>
      <text:p text:style-name="P1"><text:span text:style-name="T13"/></text:p>
      <text:p text:style-name="P2"><text:span text:style-name="T2"/></text:p>
      <text:p text:style-name="P3"><text:span text:style-name="T2">Ejercicio 5.</text:span></text:p>
      <text:p text:style-name="P5"><text:span text:style-name="T8">package</text:span><text:span text:style-name="T4"> </text:span><text:span text:style-name="T15">UD2</text:span><text:span text:style-name="T4">;</text:span></text:p>
      <text:p text:style-name="P7"/>
      <text:p text:style-name="P4"><text:span text:style-name="T7">public</text:span> <text:span text:style-name="T7">class</text:span> <text:span text:style-name="T14">Ejercicio_5</text:span> {</text:p>
      <text:p text:style-name="P6">    <text:span text:style-name="T11">public</text:span><text:span text:style-name="T19"> </text:span><text:span text:style-name="T11">static</text:span><text:span text:style-name="T19"> </text:span><text:span text:style-name="T18">void</text:span><text:span text:style-name="T19"> </text:span><text:span text:style-name="T20">main</text:span><text:span text:style-name="T19">(</text:span><text:span text:style-name="T18">String</text:span><text:span text:style-name="T19">[] </text:span><text:span text:style-name="T21">args</text:span><text:span text:style-name="T19">) {</text:span></text:p>
      <text:p text:style-name="P6">        <text:span text:style-name="T22">// Declaro las variables para pintar el árbol en consola.</text:span></text:p>
      <text:p text:style-name="P6">        <text:span text:style-name="T18">char</text:span><text:span text:style-name="T19"> </text:span><text:span text:style-name="T21">hueco</text:span><text:span text:style-name="T19"> = </text:span><text:span text:style-name="T26">' '</text:span><text:span text:style-name="T19">;</text:span></text:p>
      <text:p text:style-name="P6">        <text:span text:style-name="T18">char</text:span><text:span text:style-name="T19"> </text:span><text:span text:style-name="T21">hoja</text:span><text:span text:style-name="T19"> = </text:span><text:span text:style-name="T26">'*'</text:span><text:span text:style-name="T19">;</text:span></text:p>
      <text:p text:style-name="P6">        <text:span text:style-name="T18">int</text:span><text:span text:style-name="T19"> </text:span><text:span text:style-name="T21">N</text:span><text:span text:style-name="T19"> = </text:span><text:span text:style-name="T23">0</text:span><text:span text:style-name="T19">;</text:span></text:p>
      <text:p text:style-name="P6">        <text:span text:style-name="T22">// Creo un bucle de duración 4, para que pinte todo el árbol.</text:span></text:p>
      <text:p text:style-name="P6">        <text:span text:style-name="T24">for</text:span><text:span text:style-name="T19">(</text:span><text:span text:style-name="T21">N</text:span><text:span text:style-name="T19">=</text:span><text:span text:style-name="T23">1</text:span><text:span text:style-name="T19">; </text:span><text:span text:style-name="T21">N</text:span><text:span text:style-name="T19">&lt;=</text:span><text:span text:style-name="T23">4</text:span><text:span text:style-name="T19">; </text:span><text:span text:style-name="T21">N</text:span><text:span text:style-name="T19">++) {</text:span></text:p>
      <text:p text:style-name="P6">            <text:span text:style-name="T22">// Comienzo a pintar desde la copa hacia el tronco para completar el árbol, la copa va aumentando su</text:span></text:p>
      <text:p text:style-name="P6">            <text:span text:style-name="T22">// tamaño por cada for.</text:span></text:p>
      <text:p text:style-name="P6">            <text:span text:style-name="T24">for</text:span><text:span text:style-name="T19">(</text:span><text:span text:style-name="T18">int</text:span><text:span text:style-name="T19"> </text:span><text:span text:style-name="T21">huecos</text:span><text:span text:style-name="T19">=</text:span><text:span text:style-name="T23">5</text:span><text:span text:style-name="T19"> - </text:span><text:span text:style-name="T21">N</text:span><text:span text:style-name="T19">; </text:span><text:span text:style-name="T21">huecos</text:span><text:span text:style-name="T19"> &gt; </text:span><text:span text:style-name="T23">0</text:span><text:span text:style-name="T19">; </text:span><text:span text:style-name="T21">huecos</text:span><text:span text:style-name="T19">--)</text:span></text:p>
      <text:p text:style-name="P6">                <text:span text:style-name="T18">System</text:span><text:span text:style-name="T19">.</text:span><text:span text:style-name="T25">out</text:span><text:span text:style-name="T19">.</text:span><text:span text:style-name="T20">print</text:span><text:span text:style-name="T19">(</text:span><text:span text:style-name="T21">hueco</text:span><text:span text:style-name="T19">);</text:span></text:p>
      <text:p text:style-name="P6">            <text:span text:style-name="T24">for</text:span><text:span text:style-name="T19">(</text:span><text:span text:style-name="T18">int</text:span><text:span text:style-name="T19"> </text:span><text:span text:style-name="T21">hojas</text:span><text:span text:style-name="T19"> = </text:span><text:span text:style-name="T23">1</text:span><text:span text:style-name="T19">; </text:span><text:span text:style-name="T21">hojas</text:span><text:span text:style-name="T19"> &lt; </text:span><text:span text:style-name="T23">2</text:span><text:span text:style-name="T19"> * </text:span><text:span text:style-name="T21">N</text:span><text:span text:style-name="T19">; </text:span><text:span text:style-name="T21">hojas</text:span><text:span text:style-name="T19">++)</text:span></text:p>
      <text:p text:style-name="P6">                <text:span text:style-name="T18">System</text:span><text:span text:style-name="T19">.</text:span><text:span text:style-name="T25">out</text:span><text:span text:style-name="T19">.</text:span><text:span text:style-name="T20">print</text:span><text:span text:style-name="T19">(</text:span><text:span text:style-name="T21">hoja</text:span><text:span text:style-name="T19">);</text:span></text:p>
      <text:p text:style-name="P6">            <text:span text:style-name="T18">System</text:span><text:span text:style-name="T19">.</text:span><text:span text:style-name="T25">out</text:span><text:span text:style-name="T19">.</text:span><text:span text:style-name="T20">println</text:span><text:span text:style-name="T19">(</text:span><text:span text:style-name="T26">""</text:span><text:span text:style-name="T19">);</text:span></text:p>
      <text:p text:style-name="P6">        <text:span text:style-name="T19">}   </text:span></text:p>
      <text:p text:style-name="P6">        <text:span text:style-name="T22">// Pinto el árbol de una forma un poco sencilla, pero bueno, obtenemos el resultado deseado para completar</text:span></text:p>
      <text:p text:style-name="P6">        <text:span text:style-name="T22">// el ejercicio</text:span></text:p>
      <text:p text:style-name="P6">        <text:span text:style-name="T18">System</text:span><text:span text:style-name="T19">.</text:span><text:span text:style-name="T25">out</text:span><text:span text:style-name="T19">.</text:span><text:span text:style-name="T20">println</text:span><text:span text:style-name="T19">(</text:span><text:span text:style-name="T26">"   | |"</text:span><text:span text:style-name="T19"> + </text:span><text:span text:style-name="T26">"</text:span><text:span text:style-name="T27">\n</text:span><text:span text:style-name="T26">"</text:span><text:span text:style-name="T19"> + </text:span><text:span text:style-name="T26">"   | |"</text:span><text:span text:style-name="T19">);</text:span></text:p>
      <text:p text:style-name="P6">    <text:span text:style-name="T19">}</text:span></text:p>
      <text:p text:style-name="P4">}</text:p>
      <text:p text:style-name="P2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9T10:28:45.547000000</meta:creation-date>
    <dc:date>2022-12-19T10:30:20.588000000</dc:date>
    <meta:editing-duration>PT1M36S</meta:editing-duration>
    <meta:editing-cycles>1</meta:editing-cycles>
    <meta:document-statistic meta:table-count="0" meta:image-count="0" meta:object-count="0" meta:page-count="2" meta:paragraph-count="57" meta:word-count="417" meta:character-count="2519" meta:non-whitespace-character-count="1655"/>
    <meta:generator>LibreOffice/7.2.1.2$Windows_X86_64 LibreOffice_project/87b77fad49947c1441b67c559c339af8f3517e22</meta:generator>
  </office:meta>
</office:document-meta>
</file>